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0cd5"/>
    </style:style>
    <style:style style:name="P2" style:family="paragraph" style:parent-style-name="Standard">
      <style:text-properties style:text-underline-style="solid" style:text-underline-width="auto" style:text-underline-color="font-color" officeooo:rsid="00080cd5" officeooo:paragraph-rsid="00080cd5"/>
    </style:style>
    <style:style style:name="P3" style:family="paragraph" style:parent-style-name="Standard">
      <style:text-properties style:text-underline-style="solid" style:text-underline-width="auto" style:text-underline-color="font-color" officeooo:rsid="0008ab59" officeooo:paragraph-rsid="0008ab59"/>
    </style:style>
    <style:style style:name="P4" style:family="paragraph" style:parent-style-name="Standard">
      <style:text-properties officeooo:paragraph-rsid="0008ab59"/>
    </style:style>
    <style:style style:name="P5" style:family="paragraph" style:parent-style-name="Standard">
      <style:text-properties officeooo:rsid="0008ab59" officeooo:paragraph-rsid="0008ab59"/>
    </style:style>
    <style:style style:name="P6" style:family="paragraph" style:parent-style-name="Standard">
      <style:text-properties officeooo:rsid="000b2041" officeooo:paragraph-rsid="000b2041"/>
    </style:style>
    <style:style style:name="P7" style:family="paragraph" style:parent-style-name="Standard">
      <style:text-properties officeooo:rsid="000cc743" officeooo:paragraph-rsid="000cc743"/>
    </style:style>
    <style:style style:name="P8" style:family="paragraph" style:parent-style-name="Standard">
      <style:text-properties fo:color="#c9211e" officeooo:rsid="000b2041" officeooo:paragraph-rsid="000b2041"/>
    </style:style>
    <style:style style:name="P9" style:family="paragraph" style:parent-style-name="Standard">
      <style:text-properties fo:color="#c9211e" officeooo:rsid="000ea9b9" officeooo:paragraph-rsid="000ea9b9"/>
    </style:style>
    <style:style style:name="P10" style:family="paragraph" style:parent-style-name="Standard">
      <style:text-properties officeooo:paragraph-rsid="000b2041"/>
    </style:style>
    <style:style style:name="P11" style:family="paragraph" style:parent-style-name="Standard">
      <style:text-properties fo:color="#000000" officeooo:rsid="000ea9b9" officeooo:paragraph-rsid="000ea9b9"/>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8ab59"/>
    </style:style>
    <style:style style:name="T3" style:family="text">
      <style:text-properties style:text-underline-style="solid" style:text-underline-width="auto" style:text-underline-color="font-color" officeooo:rsid="0010179e"/>
    </style:style>
    <style:style style:name="T4" style:family="text">
      <style:text-properties style:text-underline-style="none"/>
    </style:style>
    <style:style style:name="T5" style:family="text">
      <style:text-properties style:text-underline-style="none" officeooo:rsid="0008ab59"/>
    </style:style>
    <style:style style:name="T6" style:family="text">
      <style:text-properties style:text-underline-style="none" officeooo:rsid="000a54ef"/>
    </style:style>
    <style:style style:name="T7" style:family="text">
      <style:text-properties style:text-underline-style="none" officeooo:rsid="000b2041"/>
    </style:style>
    <style:style style:name="T8" style:family="text">
      <style:text-properties style:text-underline-style="none" officeooo:rsid="00080cd5"/>
    </style:style>
    <style:style style:name="T9" style:family="text">
      <style:text-properties style:text-underline-style="none" officeooo:rsid="000c3b6f"/>
    </style:style>
    <style:style style:name="T10" style:family="text">
      <style:text-properties style:text-underline-style="none" officeooo:rsid="000cc743"/>
    </style:style>
    <style:style style:name="T11" style:family="text">
      <style:text-properties style:text-underline-style="none" officeooo:rsid="000ea9b9"/>
    </style:style>
    <style:style style:name="T12" style:family="text">
      <style:text-properties style:text-underline-style="none" officeooo:rsid="00107a41"/>
    </style:style>
    <style:style style:name="T13" style:family="text">
      <style:text-properties fo:color="#c9211e" style:text-underline-style="none" officeooo:rsid="000ea9b9"/>
    </style:style>
    <style:style style:name="T14" style:family="text">
      <style:text-properties fo:color="#000000" style:text-underline-style="none" officeooo:rsid="000c3b6f"/>
    </style:style>
    <style:style style:name="T15" style:family="text">
      <style:text-properties officeooo:rsid="0010179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Regarding primary factors of cognitive load investigation:</text:span><text:span text:style-name="T4"> Cognitive load theory can be broken down into three categorical stages…<text:line-break/>-intrinsic load: initial state of knowledge/understanding of user before starting task(s) based on experiment parameters</text:span></text:p>
      <text:p text:style-name="P5"><text:span text:style-name="T4">-extraneous load: impounded variances in how task(s) is/are presented to the user throughout the course of which the user begins and finishes their attempt at task(s) </text:span></text:p>
      <text:p text:style-name="P5"><text:span text:style-name="T4">-germane load: </text:span><text:span text:style-name="T6">impounded variances in how users further extend beyond their initiate state of knowledge/understanding during and after task(s) is/are attempted; </text:span><text:span text:style-name="T7">germane load provides opportunity to explore the potential for systems to adapt and extend beyond their initial base function or previous functioning states</text:span></text:p>
      <text:p text:style-name="P6"><text:span text:style-name="T4"><text:s/>+germane load is highly correlated to the capacity for memory to conduct episodic integration of information: essentially when information hits a threshold of interactive nature with the user to some degree to form elements crucial to long term memory, this information is episodically established sequentially(?)/serially(?) in long term memory.</text:span></text:p>
      <text:p text:style-name="P8"><text:span text:style-name="T4">--</text:span><text:span text:style-name="T10">These factors are limited to generally being post-event and situation/context specific</text:span></text:p>
      <text:p text:style-name="P8"><text:span text:style-name="T10">--</text:span><text:span text:style-name="T11">These factors are also impounded by domain-general knowledge vs domain-specific knowledge</text:span></text:p>
      <text:p text:style-name="P11"><text:span text:style-name="T4">+domain-general: having a generalized knowledge in a subject area</text:span></text:p>
      <text:p text:style-name="P11"><text:span text:style-name="T4">+domain-specific: having niche/specialized knowledge in a subject area; diving deeper into intuition of a subject</text:span></text:p>
      <text:p text:style-name="P9"><text:span text:style-name="T4">++Further imposes abstract problem solving and critical thinking dynamics for a system to adapt to context being highly correlated and “load critical”</text:span></text:p>
      <text:p text:style-name="P11"><text:span text:style-name="T4">+++load critical: hitting a potential non-trivial threshold of overload that could be too much for the system to handle</text:span></text:p>
      <text:p text:style-name="P10"><text:span text:style-name="T13"><text:s/></text:span></text:p>
      <text:p text:style-name="P4"><text:span text:style-name="T2">Regarding primary measures of cognitive load investigation:</text:span><text:span text:style-name="T5"> The primary factors of cognitive load are the following…<text:line-break/>-subjective measures: users reporting on their experiences (posthoc)</text:span></text:p>
      <text:p text:style-name="P5"><text:span text:style-name="T4">-performance measures: users providing metrics during experiments to draw correlations to how they perform tasks (adhoc and posthoc [dominantly posthoc])</text:span></text:p>
      <text:p text:style-name="P5"><text:span text:style-name="T4">-physiological measures: users providing metrics during experiments to draw correlations on unconscious aspects of how the participant’s bodily functioning is impacted during the experiment (adhoc)</text:span></text:p>
      <text:p text:style-name="P5"><text:span text:style-name="T4">-behavioral measures: users providing metrics during experiments to draw correlations on key bodily system functioning patterns that may draw insight from results of the user performing tasks (posthoc and adoc [dominantly posthoc])</text:span></text:p>
      <text:p text:style-name="P8"><text:span text:style-name="T8">--</text:span><text:span text:style-name="T4">Further impounding primary measures of cognitive load investigation: relationship between user, task, and environment </text:span><text:span text:style-name="T9">based on critical benchmarks </text:span><text:span text:style-name="T10">which are complicated by multimodal signals not being guaranteed to overlap or behave synergistic-ally because of variances in integration patterns</text:span><text:span text:style-name="T9">…<text:line-break/> </text:span><text:span text:style-name="T14">+environment: sets the stage</text:span></text:p>
      <text:p text:style-name="P6"><text:span text:style-name="T9"><text:s/>+user activity: dynamic context filtering further imposed by data driven learning</text:span></text:p>
      <text:p text:style-name="P8"><text:span text:style-name="T9">--</text:span><text:span text:style-name="T10">measures of cognitive load face the consequence of providing direct or indirect metrics based on the nature of being adhoc or posthoc. Having a combination of metrics to provide hybrid dynamics of methodological investigation is most appealing and necessary due to the nature of investigating multiple modes of inputs having measurable impact on systems. Thus, arranging experiments to be designed by a variety of proposed task assimilating dynamics not limited to the following…</text:span></text:p>
      <text:p text:style-name="P7"><text:span text:style-name="T4"><text:s/>+a single primary task <text:line-break/> +a single primary task and a secondary task</text:span></text:p>
      <text:p text:style-name="P7"><text:span text:style-name="T4"><text:s/>+(n) number of primary tasks with potential sub-tasks within their tasks as well as related to each other</text:span></text:p>
      <text:p text:style-name="P7"><text:soft-page-break/><text:span text:style-name="T4"><text:s/>+(n) number of primary tasks with potential sub-tasks within their tasks as well as related to each other along with an (n) number of secondary tasks that may have similar structure to the (n) number of primary tasks</text:span></text:p>
      <text:p text:style-name="P1"><text:span text:style-name="T1"/></text:p>
      <text:p text:style-name="P1"><text:span text:style-name="T1">Regarding efficiency </text:span><text:span text:style-name="T3">and measuring cognitive load effectively</text:span><text:span text:style-name="T1">:</text:span> Look into how we can consider measuring efficiency when considering data sets based on context as literature assumes that we can take the difference between performance and mental effort based on the grounds for conditions which is situational and has the potential to complicate results due to dynamics; subjective vs physiological measures.</text:p>
      <text:p text:style-name="P1">-<text:span text:style-name="T15">Consider time series analysis; post-event data driven insight focus</text:span></text:p>
      <text:p text:style-name="P1">-<text:span text:style-name="T15">Consider principle component analysis; situational data driven insight focus</text:span></text:p>
      <text:p text:style-name="P1">-<text:span text:style-name="T15">Recall that multimodal signals are not guaranteed to overlap or synergistically behave accordingly on a whim</text:span></text:p>
      <text:p text:style-name="P1"/>
      <text:p text:style-name="P2">Regarding the nature of systems:<text:span text:style-name="T4"> all natural processes are the result of complex/convolutional analog systems that develop emerging properties based on how they must adapt to their environment and needs which can be built on strongly based on sweller’s point that cognitive load theory is embedded within biological evolutionary theory: </text:span></text:p>
      <text:p text:style-name="P2"><text:span text:style-name="T4">-intrinsic load/knowledge domain as an initial state for the ability for humans to acquire abilities naturally through the use of language exposure.</text:span></text:p>
      <text:p text:style-name="P2"><text:span text:style-name="T4">-extraneous effort imposed through modes of learning and interaction</text:span></text:p>
      <text:p text:style-name="P2"><text:span text:style-name="T4">-germane load imposed as such a system adapts to variables (conditions/constraints/etc that enable a system to extend beyond its initial intrinsic load state and maintain efficiency and optimal function): germane load is also imposed by cultural dynamics that humans have not evolved to acquire naturally. </text:span></text:p>
      <text:p text:style-name="P2"><text:span text:style-name="T4">-</text:span><text:span text:style-name="T5">leads to the focus of human centered design: to calibrate the nature of how we interface systems so humans can optimize their load.</text:span></text:p>
      <text:p text:style-name="P2"><text:span text:style-name="T5"/></text:p>
      <text:p text:style-name="P3">Regarding human centered design:<text:span text:style-name="T4"> Although investigating the contrasting qualities of how computer systems and human beings alike handle task loads is an ordeal to explore in and of itself, we must remember firstly that systems have been designed for human convenience denoting the nature of their primary existence. Denoting this, it is clearly obvious that for any system to function most optimally, it must be equally most optimally convenient for a human to interact with said system when under varying amounts of cognitive load which can demand varying amounts of mental effort tied directly to the capacity to perform tasks at a reasonable rate and under reasonable conditions.</text:span></text:p>
      <text:p text:style-name="P3"/>
      <text:p text:style-name="P4"><text:span text:style-name="T2">Regarding investigating the capacity of which systems hit a load limit:</text:span><text:span text:style-name="T5"> </text:span><text:span text:style-name="T12">if we consider “load critical” moments as previously defined and acknowledge this is a nontrivial measure, we then can further denote that this is reflective of potential patterns in systems that have the capacity to adapt to load, given the proper accommodations to potentially adapt based on context to properly leverage load overtime. This concern needs further investigation based off how we can make hybrid experiments of the different primary factors and measures of cognitive load. We also must admit there is no exact limit for cognitive load at any given time, but this is a oscillation measure that varies based on different variables that can effect the capacity for systems to perform optimally.</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6T12:35:16.005392852</meta:creation-date>
    <dc:date>2022-03-16T13:38:45.735462352</dc:date>
    <meta:editing-duration>PT25M26S</meta:editing-duration>
    <meta:editing-cycles>6</meta:editing-cycles>
    <meta:generator>LibreOffice/6.4.7.2$Linux_X86_64 LibreOffice_project/40$Build-2</meta:generator>
    <meta:document-statistic meta:table-count="0" meta:image-count="0" meta:object-count="0" meta:page-count="2" meta:paragraph-count="32" meta:word-count="1013" meta:character-count="6868" meta:non-whitespace-character-count="5878"/>
  </office:meta>
</office:document-meta>
</file>